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paragraph-properties fo:padding="0.049cm" fo:border="0.002cm solid #e3e3e3"/>
    </style:style>
    <style:style style:name="P6" style:family="paragraph" style:parent-style-name="Text_20_body" style:list-style-name="L5">
      <style:paragraph-properties fo:padding="0.049cm" fo:border="0.002cm solid #e3e3e3"/>
    </style:style>
    <style:style style:name="P7" style:family="paragraph" style:parent-style-name="Text_20_body" style:list-style-name="L6">
      <style:paragraph-properties fo:padding="0.049cm" fo:border="0.002cm solid #e3e3e3"/>
    </style:style>
    <style:style style:name="P8" style:family="paragraph" style:parent-style-name="Text_20_body" style:list-style-name="L7">
      <style:paragraph-properties fo:padding="0.049cm" fo:border="0.002cm solid #e3e3e3"/>
    </style:style>
    <style:style style:name="P9" style:family="paragraph" style:parent-style-name="Text_20_body" style:list-style-name="L8">
      <style:paragraph-properties fo:padding="0.049cm" fo:border="0.002cm solid #e3e3e3"/>
    </style:style>
    <style:style style:name="P10" style:family="paragraph" style:parent-style-name="Text_20_body" style:list-style-name="L9">
      <style:paragraph-properties fo:padding="0.049cm" fo:border="0.002cm solid #e3e3e3"/>
    </style:style>
    <style:style style:name="P11" style:family="paragraph" style:parent-style-name="Text_20_body" style:list-style-name="L10">
      <style:paragraph-properties fo:padding="0.049cm" fo:border="0.002cm solid #e3e3e3"/>
    </style:style>
    <style:style style:name="P12" style:family="paragraph" style:parent-style-name="Text_20_body" style:list-style-name="L11">
      <style:paragraph-properties fo:padding="0.049cm" fo:border="0.002cm solid #e3e3e3"/>
    </style:style>
    <style:style style:name="P13" style:family="paragraph" style:parent-style-name="Text_20_body" style:list-style-name="L12">
      <style:paragraph-properties fo:padding="0.049cm" fo:border="0.002cm solid #e3e3e3"/>
    </style:style>
    <style:style style:name="P14" style:family="paragraph" style:parent-style-name="Text_20_body" style:list-style-name="L13">
      <style:paragraph-properties fo:padding="0.049cm" fo:border="0.002cm solid #e3e3e3"/>
    </style:style>
    <style:style style:name="P15" style:family="paragraph" style:parent-style-name="Text_20_body" style:list-style-name="L14">
      <style:paragraph-properties fo:padding="0.049cm" fo:border="0.002cm solid #e3e3e3"/>
    </style:style>
    <style:style style:name="P16" style:family="paragraph" style:parent-style-name="Text_20_body" style:list-style-name="L15">
      <style:paragraph-properties fo:padding="0.049cm" fo:border="0.002cm solid #e3e3e3"/>
    </style:style>
    <style:style style:name="P17" style:family="paragraph" style:parent-style-name="Text_20_body" style:list-style-name="L16">
      <style:paragraph-properties fo:padding="0.049cm" fo:border="0.002cm solid #e3e3e3"/>
    </style:style>
    <style:style style:name="P18" style:family="paragraph" style:parent-style-name="Text_20_body" style:list-style-name="L17">
      <style:paragraph-properties fo:padding="0.049cm" fo:border="0.002cm solid #e3e3e3"/>
    </style:style>
    <style:style style:name="P19" style:family="paragraph" style:parent-style-name="Text_20_body" style:list-style-name="L18">
      <style:paragraph-properties fo:padding="0.049cm" fo:border="0.002cm solid #e3e3e3"/>
    </style:style>
    <style:style style:name="P20" style:family="paragraph" style:parent-style-name="Text_20_body" style:list-style-name="L19">
      <style:paragraph-properties fo:padding="0.049cm" fo:border="0.002cm solid #e3e3e3"/>
    </style:style>
    <style:style style:name="P21" style:family="paragraph" style:parent-style-name="Text_20_body" style:list-style-name="L22">
      <style:paragraph-properties fo:padding="0.049cm" fo:border="0.002cm solid #e3e3e3"/>
    </style:style>
    <style:style style:name="P22" style:family="paragraph" style:parent-style-name="Text_20_body">
      <style:paragraph-properties fo:margin-top="0cm" fo:margin-bottom="0cm" fo:padding="0.049cm" fo:border="0.002cm solid #e3e3e3"/>
    </style:style>
    <style:style style:name="P23" style:family="paragraph" style:parent-style-name="Text_20_body" style:list-style-name="L5">
      <style:paragraph-properties fo:margin-top="0cm" fo:margin-bottom="0cm" fo:padding="0.049cm" fo:border="0.002cm solid #e3e3e3"/>
    </style:style>
    <style:style style:name="P24" style:family="paragraph" style:parent-style-name="Text_20_body" style:list-style-name="L6">
      <style:paragraph-properties fo:margin-top="0cm" fo:margin-bottom="0cm" fo:padding="0.049cm" fo:border="0.002cm solid #e3e3e3"/>
    </style:style>
    <style:style style:name="P25" style:family="paragraph" style:parent-style-name="Text_20_body" style:list-style-name="L7">
      <style:paragraph-properties fo:margin-top="0cm" fo:margin-bottom="0cm" fo:padding="0.049cm" fo:border="0.002cm solid #e3e3e3"/>
    </style:style>
    <style:style style:name="P26" style:family="paragraph" style:parent-style-name="Text_20_body" style:list-style-name="L8">
      <style:paragraph-properties fo:margin-top="0cm" fo:margin-bottom="0cm" fo:padding="0.049cm" fo:border="0.002cm solid #e3e3e3"/>
    </style:style>
    <style:style style:name="P27" style:family="paragraph" style:parent-style-name="Text_20_body" style:list-style-name="L9">
      <style:paragraph-properties fo:margin-top="0cm" fo:margin-bottom="0cm" fo:padding="0.049cm" fo:border="0.002cm solid #e3e3e3"/>
    </style:style>
    <style:style style:name="P28" style:family="paragraph" style:parent-style-name="Text_20_body" style:list-style-name="L10">
      <style:paragraph-properties fo:margin-top="0cm" fo:margin-bottom="0cm" fo:padding="0.049cm" fo:border="0.002cm solid #e3e3e3"/>
    </style:style>
    <style:style style:name="P29" style:family="paragraph" style:parent-style-name="Text_20_body" style:list-style-name="L11">
      <style:paragraph-properties fo:margin-top="0cm" fo:margin-bottom="0cm" fo:padding="0.049cm" fo:border="0.002cm solid #e3e3e3"/>
    </style:style>
    <style:style style:name="P30" style:family="paragraph" style:parent-style-name="Text_20_body" style:list-style-name="L12">
      <style:paragraph-properties fo:margin-top="0cm" fo:margin-bottom="0cm" fo:padding="0.049cm" fo:border="0.002cm solid #e3e3e3"/>
    </style:style>
    <style:style style:name="P31" style:family="paragraph" style:parent-style-name="Text_20_body" style:list-style-name="L13">
      <style:paragraph-properties fo:margin-top="0cm" fo:margin-bottom="0cm" fo:padding="0.049cm" fo:border="0.002cm solid #e3e3e3"/>
    </style:style>
    <style:style style:name="P32" style:family="paragraph" style:parent-style-name="Text_20_body" style:list-style-name="L14">
      <style:paragraph-properties fo:margin-top="0cm" fo:margin-bottom="0cm" fo:padding="0.049cm" fo:border="0.002cm solid #e3e3e3"/>
    </style:style>
    <style:style style:name="P33" style:family="paragraph" style:parent-style-name="Text_20_body" style:list-style-name="L15">
      <style:paragraph-properties fo:margin-top="0cm" fo:margin-bottom="0cm" fo:padding="0.049cm" fo:border="0.002cm solid #e3e3e3"/>
    </style:style>
    <style:style style:name="P34" style:family="paragraph" style:parent-style-name="Text_20_body" style:list-style-name="L16">
      <style:paragraph-properties fo:margin-top="0cm" fo:margin-bottom="0cm" fo:padding="0.049cm" fo:border="0.002cm solid #e3e3e3"/>
    </style:style>
    <style:style style:name="P35" style:family="paragraph" style:parent-style-name="Text_20_body" style:list-style-name="L17">
      <style:paragraph-properties fo:margin-top="0cm" fo:margin-bottom="0cm" fo:padding="0.049cm" fo:border="0.002cm solid #e3e3e3"/>
    </style:style>
    <style:style style:name="P36" style:family="paragraph" style:parent-style-name="Text_20_body" style:list-style-name="L18">
      <style:paragraph-properties fo:margin-top="0cm" fo:margin-bottom="0cm" fo:padding="0.049cm" fo:border="0.002cm solid #e3e3e3"/>
    </style:style>
    <style:style style:name="P37" style:family="paragraph" style:parent-style-name="Text_20_body" style:list-style-name="L19">
      <style:paragraph-properties fo:margin-top="0cm" fo:margin-bottom="0cm" fo:padding="0.049cm" fo:border="0.002cm solid #e3e3e3"/>
    </style:style>
    <style:style style:name="P38" style:family="paragraph" style:parent-style-name="Text_20_body" style:list-style-name="L20">
      <style:paragraph-properties fo:margin-top="0cm" fo:margin-bottom="0cm" fo:padding="0.049cm" fo:border="0.002cm solid #e3e3e3"/>
    </style:style>
    <style:style style:name="P39" style:family="paragraph" style:parent-style-name="Text_20_body" style:list-style-name="L22">
      <style:paragraph-properties fo:margin-top="0cm" fo:margin-bottom="0cm" fo:padding="0.049cm" fo:border="0.002cm solid #e3e3e3"/>
    </style:style>
    <style:style style:name="P40" style:family="paragraph" style:parent-style-name="Heading_20_4">
      <style:paragraph-properties fo:text-align="start" style:justify-single-word="false"/>
      <style:text-properties fo:font-size="12pt" fo:font-weight="normal" style:font-size-asian="12pt" style:font-weight-asian="normal" style:font-size-complex="12pt" style:font-weight-complex="normal"/>
    </style:style>
    <style:style style:name="P41" style:family="paragraph" style:parent-style-name="Heading_20_4">
      <style:paragraph-properties fo:padding="0.049cm" fo:border="0.002cm solid #e3e3e3"/>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form:form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ry Bot Design &amp; Approach</text:p>
      <text:p text:style-name="P1"/>
      <text:p text:style-name="P1"/>
      <text:p text:style-name="P2">Login, Upload &amp; Delete Functionality</text:p>
      <text:p text:style-name="P2"/>
      <text:p text:style-name="P3">C# Login Controller:</text:p>
      <text:p text:style-name="P3"/>
      <text:h text:style-name="P40" text:outline-level="4">Purpose:</text:h>
      <text:p text:style-name="P5">The Login Controller is responsible for handling user authentication requests to the system. It verifies the provided credentials and returns the user's role and whether they are an admin.</text:p>
      <text:h text:style-name="P41" text:outline-level="4">Functionality:</text:h>
      <text:list xml:id="list6681807242515006735" text:style-name="L5">
        <text:list-item>
          <text:p text:style-name="P23"><text:span text:style-name="Strong_20_Emphasis">Login Endpoint:</text:span></text:p>
          <text:list>
            <text:list-item>
              <text:p text:style-name="P23">The <text:span text:style-name="Source_20_Text">Login</text:span> method handles HTTP POST requests to the <text:span text:style-name="Source_20_Text">/api/login</text:span> endpoint.</text:p>
            </text:list-item>
            <text:list-item>
              <text:p text:style-name="P23">It accepts a <text:span text:style-name="Source_20_Text">LoginRequest</text:span> object containing the user's email and password.</text:p>
            </text:list-item>
            <text:list-item>
              <text:p text:style-name="P23">Validates the request by ensuring that both the email and password fields are not empty.</text:p>
            </text:list-item>
            <text:list-item>
              <text:p text:style-name="P23">Compares the provided credentials with hardcoded values for admin and regular users.</text:p>
            </text:list-item>
            <text:list-item>
              <text:p text:style-name="P23">Returns appropriate responses based on the verification results:</text:p>
              <text:list>
                <text:list-item>
                  <text:p text:style-name="P23">If the credentials match an admin's credentials, it returns a success response with an indicator that the user is an admin.</text:p>
                </text:list-item>
                <text:list-item>
                  <text:p text:style-name="P23">If the credentials match a regular user's credentials, it returns a success response with an indicator that the user is not an admin.</text:p>
                </text:list-item>
                <text:list-item>
                  <text:p text:style-name="P23">If the credentials do not match, it returns an unauthorized response with an error message indicating invalid credentials.</text:p>
                </text:list-item>
              </text:list>
            </text:list-item>
            <text:list-item>
              <text:p text:style-name="P6">Handles exceptions by returning an internal server error response with details of the error message if an unexpected error occurs.</text:p>
            </text:list-item>
          </text:list>
        </text:list-item>
      </text:list>
      <text:h text:style-name="P41" text:outline-level="4">Design Considerations:</text:h>
      <text:list xml:id="list222371121375939793" text:style-name="L6">
        <text:list-item>
          <text:p text:style-name="P24"><text:span text:style-name="Strong_20_Emphasis">Hardcoded Credentials:</text:span> The controller currently uses hardcoded credentials for verification. In a production environment, this should be replaced with a more secure authentication mechanism, such as using a database for storing and verifying user credentials.</text:p>
        </text:list-item>
        <text:list-item>
          <text:p text:style-name="P7"><text:span text:style-name="Strong_20_Emphasis">Exception Handling:</text:span> The controller catches any exceptions that occur during the login process and returns appropriate error responses. It's essential to handle exceptions gracefully to provide a better user experience and avoid exposing internal system details.</text:p>
        </text:list-item>
      </text:list>
      <text:h text:style-name="P41" text:outline-level="4">Future Improvements:</text:h>
      <text:list xml:id="list2290016960579446868" text:style-name="L7">
        <text:list-item>
          <text:p text:style-name="P25"><text:span text:style-name="Strong_20_Emphasis">Enhanced Authentication:</text:span> Implement a more robust authentication mechanism, such as token-based authentication or integrating with identity providers like Azure Active Directory.</text:p>
        </text:list-item>
        <text:list-item>
          <text:p text:style-name="P25"><text:span text:style-name="Strong_20_Emphasis">Dynamic User Role Management:</text:span> Allow for dynamic user role management, where <text:soft-page-break/>admin privileges can be assigned and revoked based on user roles stored in a database.</text:p>
        </text:list-item>
        <text:list-item>
          <text:p text:style-name="P25"><text:span text:style-name="Strong_20_Emphasis">Password Security:</text:span> Implement password hashing and salting techniques to securely store and verify user passwords.</text:p>
        </text:list-item>
        <text:list-item>
          <text:p text:style-name="P8"><text:span text:style-name="Strong_20_Emphasis">Logging:</text:span> Add logging capabilities to record login attempts and errors for auditing and debugging purposes.</text:p>
        </text:list-item>
      </text:list>
      <text:h text:style-name="P41" text:outline-level="4">Test Plan:</text:h>
      <text:list xml:id="list5706834379383388276" text:style-name="L8">
        <text:list-item>
          <text:p text:style-name="P26"><text:span text:style-name="Strong_20_Emphasis">Valid Login Credentials for Admin:</text:span> Test with correct admin credentials. Ensure the response indicates successful login with admin privileges.</text:p>
        </text:list-item>
        <text:list-item>
          <text:p text:style-name="P26"><text:span text:style-name="Strong_20_Emphasis">Valid Login Credentials for Regular User:</text:span> Test with correct regular user credentials. Verify that the response indicates successful login without admin privileges.</text:p>
        </text:list-item>
        <text:list-item>
          <text:p text:style-name="P26"><text:span text:style-name="Strong_20_Emphasis">Missing UserMail or Password in Request:</text:span> Test by sending a request with missing user email or password. Check that the response indicates the required fields.</text:p>
        </text:list-item>
        <text:list-item>
          <text:p text:style-name="P26"><text:span text:style-name="Strong_20_Emphasis">Invalid Login Credentials:</text:span> Test with incorrect credentials. Confirm that the response indicates unauthorized access.</text:p>
        </text:list-item>
        <text:list-item>
          <text:p text:style-name="P9"><text:span text:style-name="Strong_20_Emphasis">Internal Server Error:</text:span> Trigger an internal server error scenario and verify that the response includes an appropriate error message.</text:p>
        </text:list-item>
      </text:list>
      <text:h text:style-name="P41" text:outline-level="4">Conclusion:</text:h>
      <text:p text:style-name="P5">The Login Controller provides a basic authentication mechanism for verifying user credentials and determining their role within the system. However, to enhance security and functionality, future improvements such as implementing a robust authentication mechanism and dynamic user role management should be considered. Additionally, thorough testing of various scenarios is essential to ensure the reliability and security of the authentication process.</text:p>
      <text:p text:style-name="P22"/>
      <text:p text:style-name="P4"/>
      <text:p text:style-name="P4"/>
      <text:p text:style-name="P3">C# Document Controller:</text:p>
      <text:p text:style-name="P3"/>
      <text:h text:style-name="P40" text:outline-level="4">Overview:</text:h>
      <text:p text:style-name="P5">The <text:span text:style-name="Source_20_Text">DocumentsController</text:span> is responsible for managing documents stored in Azure Blob Storage. It provides endpoints for listing documents, uploading documents, and deleting documents.</text:p>
      <text:h text:style-name="P41" text:outline-level="4">Technologies Used:</text:h>
      <text:list xml:id="list3034097248110964097" text:style-name="L9">
        <text:list-item>
          <text:p text:style-name="P27"><text:span text:style-name="Strong_20_Emphasis">ASP.NET Core</text:span>: The controller is built using ASP.NET Core, a cross-platform framework for building web applications.</text:p>
        </text:list-item>
        <text:list-item>
          <text:p text:style-name="P10"><text:span text:style-name="Strong_20_Emphasis">Azure Blob Storage</text:span>: Documents are stored and managed using Azure Blob Storage, providing scalability, reliability, and accessibility.</text:p>
        </text:list-item>
      </text:list>
      <text:h text:style-name="P41" text:outline-level="4">Components and Functions:</text:h>
      <text:list xml:id="list3331055869997115096" text:style-name="L10">
        <text:list-item>
          <text:p text:style-name="P11"><text:span text:style-name="Strong_20_Emphasis">Constructor</text:span>: Initializes the controller with the Azure Blob Storage connection string retrieved from the application's configuration.</text:p>
        </text:list-item>
        <text:list-item>
          <text:p text:style-name="P11"><text:span text:style-name="Strong_20_Emphasis">GetDocumentList Endpoint</text:span>:</text:p>
          <text:list>
            <text:list-item>
              <text:p text:style-name="P28"><text:soft-page-break/><text:span text:style-name="Strong_20_Emphasis">Route</text:span>: <text:span text:style-name="Source_20_Text">/api/documents/list</text:span></text:p>
            </text:list-item>
            <text:list-item>
              <text:p text:style-name="P28"><text:span text:style-name="Strong_20_Emphasis">HTTP Method</text:span>: GET</text:p>
            </text:list-item>
            <text:list-item>
              <text:p text:style-name="P28"><text:span text:style-name="Strong_20_Emphasis">Functionality</text:span>: Retrieves a list of documents stored in the specified container in Azure Blob Storage.</text:p>
            </text:list-item>
            <text:list-item>
              <text:p text:style-name="P28"><text:span text:style-name="Strong_20_Emphasis">Response</text:span>: Returns a JSON object containing the list of document names.</text:p>
            </text:list-item>
            <text:list-item>
              <text:p text:style-name="P28"><text:span text:style-name="Strong_20_Emphasis">Error Handling</text:span>: Returns a 404 Not Found error if the specified container does not exist, or a 500 Internal Server Error if any other exception occurs.</text:p>
            </text:list-item>
          </text:list>
        </text:list-item>
        <text:list-item>
          <text:p text:style-name="P11"><text:span text:style-name="Strong_20_Emphasis">UploadDocument Endpoint</text:span>:</text:p>
          <text:list>
            <text:list-item>
              <text:p text:style-name="P28"><text:span text:style-name="Strong_20_Emphasis">Route</text:span>: <text:span text:style-name="Source_20_Text">/api/documents/upload</text:span></text:p>
            </text:list-item>
            <text:list-item>
              <text:p text:style-name="P28"><text:span text:style-name="Strong_20_Emphasis">HTTP Method</text:span>: POST</text:p>
            </text:list-item>
            <text:list-item>
              <text:p text:style-name="P28"><text:span text:style-name="Strong_20_Emphasis">Functionality</text:span>: Uploads a document to the specified container in Azure Blob Storage.</text:p>
            </text:list-item>
            <text:list-item>
              <text:p text:style-name="P28"><text:span text:style-name="Strong_20_Emphasis">Request</text:span>: Expects a file to be uploaded as part of the request.</text:p>
            </text:list-item>
            <text:list-item>
              <text:p text:style-name="P28"><text:span text:style-name="Strong_20_Emphasis">Response</text:span>: Returns information about the uploaded document, including its original name, new name, path, and the folder it was uploaded to.</text:p>
            </text:list-item>
            <text:list-item>
              <text:p text:style-name="P28"><text:span text:style-name="Strong_20_Emphasis">Error Handling</text:span>: Returns a 400 Bad Request error if the uploaded file is invalid or empty, or a 500 Internal Server Error if any other exception occurs.</text:p>
            </text:list-item>
          </text:list>
        </text:list-item>
        <text:list-item>
          <text:p text:style-name="P11"><text:span text:style-name="Strong_20_Emphasis">DeleteDocument Endpoint</text:span>:</text:p>
          <text:list>
            <text:list-item>
              <text:p text:style-name="P28"><text:span text:style-name="Strong_20_Emphasis">Route</text:span>: <text:span text:style-name="Source_20_Text">/api/documents/delete/{fileName}</text:span></text:p>
            </text:list-item>
            <text:list-item>
              <text:p text:style-name="P28"><text:span text:style-name="Strong_20_Emphasis">HTTP Method</text:span>: DELETE</text:p>
            </text:list-item>
            <text:list-item>
              <text:p text:style-name="P28"><text:span text:style-name="Strong_20_Emphasis">Functionality</text:span>: Deletes a specified document from the container in Azure Blob Storage.</text:p>
            </text:list-item>
            <text:list-item>
              <text:p text:style-name="P28"><text:span text:style-name="Strong_20_Emphasis">Request</text:span>: Expects the name of the document to be deleted as part of the URL.</text:p>
            </text:list-item>
            <text:list-item>
              <text:p text:style-name="P28"><text:span text:style-name="Strong_20_Emphasis">Response</text:span>: Returns a success message if the document is deleted successfully, or a 404 Not Found error if the document does not exist.</text:p>
            </text:list-item>
            <text:list-item>
              <text:p text:style-name="P11"><text:span text:style-name="Strong_20_Emphasis">Error Handling</text:span>: Returns a 500 Internal Server Error if any exception occurs during the deletion process.</text:p>
            </text:list-item>
          </text:list>
        </text:list-item>
      </text:list>
      <text:h text:style-name="P41" text:outline-level="4">Considerations:</text:h>
      <text:list xml:id="list7476926466999312449" text:style-name="L11">
        <text:list-item>
          <text:p text:style-name="P29"><text:span text:style-name="Strong_20_Emphasis">Security</text:span>: Ensure that appropriate authentication and authorization mechanisms are implemented to control access to the document management functionalities.</text:p>
        </text:list-item>
        <text:list-item>
          <text:p text:style-name="P29"><text:span text:style-name="Strong_20_Emphasis">Performance</text:span>: Optimize the performance of document operations, especially for large files or high traffic scenarios.</text:p>
        </text:list-item>
        <text:list-item>
          <text:p text:style-name="P29"><text:span text:style-name="Strong_20_Emphasis">Error Handling</text:span>: Implement comprehensive error handling to provide meaningful error messages and gracefully handle exceptions.</text:p>
        </text:list-item>
        <text:list-item>
          <text:p text:style-name="P29"><text:span text:style-name="Strong_20_Emphasis">Logging</text:span>: Use logging mechanisms to record and monitor document management activities and any related errors or exceptions.</text:p>
        </text:list-item>
        <text:list-item>
          <text:p text:style-name="P12"><text:span text:style-name="Strong_20_Emphasis">Testing</text:span>: Thoroughly test each endpoint with various scenarios, including edge cases and error conditions, to ensure robustness and reliability.</text:p>
        </text:list-item>
      </text:list>
      <text:h text:style-name="P41" text:outline-level="4">Future Enhancements:</text:h>
      <text:list xml:id="list8858540811547232698" text:style-name="L12">
        <text:list-item>
          <text:p text:style-name="P30">Implement additional functionalities such as document metadata management, document versioning, and access control policies.</text:p>
        </text:list-item>
        <text:list-item>
          <text:p text:style-name="P30">Integrate with other services or applications for enhanced document management workflows and automation.</text:p>
        </text:list-item>
        <text:list-item>
          <text:p text:style-name="P13">Enhance error handling and logging capabilities to facilitate troubleshooting and <text:soft-page-break/>monitoring.</text:p>
        </text:list-item>
      </text:list>
      <text:p text:style-name="P5">By following these design and approach guidelines, the <text:span text:style-name="Source_20_Text">DocumentsController</text:span> can effectively manage documents stored in Azure Blob Storage, providing a reliable and scalable solution for document management within the application.</text:p>
      <text:p text:style-name="P4"/>
      <text:p text:style-name="P4"/>
      <text:p text:style-name="P2">Interaction With Open AI</text:p>
      <text:p text:style-name="P2"/>
      <text:p text:style-name="P3">Python Codes:</text:p>
      <text:p text:style-name="P3"/>
      <text:p text:style-name="P3">Approach 1 (Context Setting)</text:p>
      <text:p text:style-name="P3"/>
      <text:h text:style-name="P40" text:outline-level="4">1. Overview:</text:h>
      <text:p text:style-name="P5">The provided code implements a Flask API endpoint <text:span text:style-name="Source_20_Text">/context_query</text:span> that handles context-based queries by integrating with OpenAI and Azure Blob Storage. It reads text data from various document formats stored in Azure Blob Storage, concatenates them into a single variable, and then uses OpenAI's GPT-3.5 model to process user queries and generate responses based on the provided context.</text:p>
      <text:h text:style-name="P41" text:outline-level="4">2. Components:</text:h>
      <text:list xml:id="list7265294518408579930" text:style-name="L13">
        <text:list-item>
          <text:p text:style-name="P14"><text:span text:style-name="Strong_20_Emphasis">Flask API Endpoint (</text:span><text:span text:style-name="Strong_20_Emphasis"><text:span text:style-name="Source_20_Text">/context_query</text:span></text:span><text:span text:style-name="Strong_20_Emphasis">):</text:span></text:p>
          <text:list>
            <text:list-item>
              <text:p text:style-name="P31">This endpoint receives POST requests containing JSON data with a <text:span text:style-name="Source_20_Text">user_query</text:span> field.</text:p>
            </text:list-item>
            <text:list-item>
              <text:p text:style-name="P31">It extracts text data from documents stored in Azure Blob Storage, concatenates them into a single variable, and sends the concatenated text along with the user query to OpenAI for processing.</text:p>
            </text:list-item>
            <text:list-item>
              <text:p text:style-name="P31">Upon receiving a response from OpenAI, it returns the generated response to the client.</text:p>
            </text:list-item>
          </text:list>
        </text:list-item>
        <text:list-item>
          <text:p text:style-name="P14"><text:span text:style-name="Strong_20_Emphasis">Azure Blob Storage Integration:</text:span></text:p>
          <text:list>
            <text:list-item>
              <text:p text:style-name="P31">The code connects to Azure Blob Storage using the provided connection string (<text:span text:style-name="Source_20_Text">azure_storage_connection_string</text:span>).</text:p>
            </text:list-item>
            <text:list-item>
              <text:p text:style-name="P31">It retrieves text data from various document formats (e.g., DOCX, XLSX, PPTX, PDF) stored in the specified container (<text:span text:style-name="Source_20_Text">uploaded-documents</text:span>) and extracts text content from these documents.</text:p>
            </text:list-item>
          </text:list>
        </text:list-item>
        <text:list-item>
          <text:p text:style-name="P14"><text:span text:style-name="Strong_20_Emphasis">OpenAI Integration:</text:span></text:p>
          <text:list>
            <text:list-item>
              <text:p text:style-name="P31">The code uses OpenAI's GPT-3.5 model for processing user queries.</text:p>
            </text:list-item>
            <text:list-item>
              <text:p text:style-name="P31">It sends a sequence of messages to the GPT-3.5 model, including system notes, user query, and concatenated text data.</text:p>
            </text:list-item>
            <text:list-item>
              <text:p text:style-name="P31">The generated response from OpenAI is then extracted and returned to the client.</text:p>
            </text:list-item>
          </text:list>
        </text:list-item>
        <text:list-item>
          <text:p text:style-name="P14"><text:span text:style-name="Strong_20_Emphasis">Error Logging:</text:span></text:p>
          <text:list>
            <text:list-item>
              <text:p text:style-name="P31">The code implements error logging using Python's <text:span text:style-name="Source_20_Text">logging</text:span> module.</text:p>
            </text:list-item>
            <text:list-item>
              <text:p text:style-name="P14">Errors encountered during document reading, OpenAI processing, or general server-<text:soft-page-break/>side errors are logged to a file (<text:span text:style-name="Source_20_Text">error.log</text:span>) for debugging purposes.</text:p>
            </text:list-item>
          </text:list>
        </text:list-item>
      </text:list>
      <text:h text:style-name="P41" text:outline-level="4">3. Approach:</text:h>
      <text:list xml:id="list5998463577228243071" text:style-name="L14">
        <text:list-item>
          <text:p text:style-name="P15"><text:span text:style-name="Strong_20_Emphasis">Request Handling:</text:span></text:p>
          <text:list>
            <text:list-item>
              <text:p text:style-name="P32">Upon receiving a POST request to <text:span text:style-name="Source_20_Text">/context_query</text:span>, the Flask application extracts the JSON data containing the user query.</text:p>
            </text:list-item>
          </text:list>
        </text:list-item>
        <text:list-item>
          <text:p text:style-name="P15"><text:span text:style-name="Strong_20_Emphasis">Document Retrieval:</text:span></text:p>
          <text:list>
            <text:list-item>
              <text:p text:style-name="P32">The code retrieves text data from various document formats stored in Azure Blob Storage. It iterates over each blob in the specified container, reads the content based on the file extension, and concatenates them into a single variable.</text:p>
            </text:list-item>
          </text:list>
        </text:list-item>
        <text:list-item>
          <text:p text:style-name="P15"><text:span text:style-name="Strong_20_Emphasis">OpenAI Processing:</text:span></text:p>
          <text:list>
            <text:list-item>
              <text:p text:style-name="P32">After retrieving the concatenated text data, along with the user query, the code constructs a sequence of messages to send to the OpenAI GPT-3.5 model.</text:p>
            </text:list-item>
            <text:list-item>
              <text:p text:style-name="P32">The message sequence includes system notes, the user query, and the concatenated text data.</text:p>
            </text:list-item>
            <text:list-item>
              <text:p text:style-name="P32">The code sends this sequence to the OpenAI API and receives a response containing the generated text.</text:p>
            </text:list-item>
          </text:list>
        </text:list-item>
        <text:list-item>
          <text:p text:style-name="P15"><text:span text:style-name="Strong_20_Emphasis">Response Handling:</text:span></text:p>
          <text:list>
            <text:list-item>
              <text:p text:style-name="P32">The generated response from OpenAI is extracted and returned as JSON to the client.</text:p>
            </text:list-item>
          </text:list>
        </text:list-item>
        <text:list-item>
          <text:p text:style-name="P15"><text:span text:style-name="Strong_20_Emphasis">Error Handling:</text:span></text:p>
          <text:list>
            <text:list-item>
              <text:p text:style-name="P32">Error handling is implemented to catch exceptions during document reading, OpenAI processing, or general server-side errors.</text:p>
            </text:list-item>
            <text:list-item>
              <text:p text:style-name="P15">Errors are logged to the <text:span text:style-name="Source_20_Text">error.log</text:span> file, and an appropriate error response is returned to the client with an HTTP status code indicating the error type.</text:p>
            </text:list-item>
          </text:list>
        </text:list-item>
      </text:list>
      <text:h text:style-name="P41" text:outline-level="4">4. Considerations:</text:h>
      <text:list xml:id="list1003622536378854190" text:style-name="L15">
        <text:list-item>
          <text:p text:style-name="P16"><text:span text:style-name="Strong_20_Emphasis">Security:</text:span></text:p>
          <text:list>
            <text:list-item>
              <text:p text:style-name="P33">Ensure that sensitive information, such as API keys and storage connection strings, are securely stored and not exposed in the source code or transmitted in plain text.</text:p>
            </text:list-item>
          </text:list>
        </text:list-item>
        <text:list-item>
          <text:p text:style-name="P16"><text:span text:style-name="Strong_20_Emphasis">Scalability:</text:span></text:p>
          <text:list>
            <text:list-item>
              <text:p text:style-name="P33">Consider scalability concerns, especially when dealing with large volumes of documents or concurrent user requests. Optimize document retrieval and processing mechanisms for better performance.</text:p>
            </text:list-item>
          </text:list>
        </text:list-item>
        <text:list-item>
          <text:p text:style-name="P16"><text:span text:style-name="Strong_20_Emphasis">Error Handling and Logging:</text:span></text:p>
          <text:list>
            <text:list-item>
              <text:p text:style-name="P33">Continuously monitor error logs to identify and address any issues promptly. Implement comprehensive error handling to provide meaningful error messages to clients.</text:p>
            </text:list-item>
          </text:list>
        </text:list-item>
        <text:list-item>
          <text:p text:style-name="P16"><text:span text:style-name="Strong_20_Emphasis">Documentation:</text:span></text:p>
          <text:list>
            <text:list-item>
              <text:p text:style-name="P33">Maintain detailed documentation for the API endpoints, including input/output formats, error responses, and usage guidelines.</text:p>
            </text:list-item>
          </text:list>
        </text:list-item>
        <text:list-item>
          <text:p text:style-name="P16"><text:soft-page-break/><text:span text:style-name="Strong_20_Emphasis">Testing:</text:span></text:p>
          <text:list>
            <text:list-item>
              <text:p text:style-name="P16">Conduct thorough testing of the API endpoints, including unit tests, integration tests, and end-to-end tests, to ensure robustness and reliability.</text:p>
            </text:list-item>
          </text:list>
        </text:list-item>
      </text:list>
      <text:h text:style-name="P41" text:outline-level="4">5. Conclusion:</text:h>
      <text:p text:style-name="P5">The provided code implements a Flask API endpoint that leverages Azure Blob Storage for document storage and OpenAI's GPT-3.5 model for context-based query processing. By integrating these technologies, the application can effectively handle user queries based on the context extracted from various document formats. Continuous monitoring, testing, and optimization are essential to maintain the reliability and performance of the system.</text:p>
      <text:h text:style-name="P41" text:outline-level="4">6. Libraries / Dependencies:</text:h>
      <text:list xml:id="list1412469323404355140" text:style-name="L16">
        <text:list-item>
          <text:p text:style-name="P34"><text:span text:style-name="Strong_20_Emphasis">Flask:</text:span> A lightweight web application framework for Python.</text:p>
        </text:list-item>
        <text:list-item>
          <text:p text:style-name="P34"><text:span text:style-name="Strong_20_Emphasis">Flask-CORS:</text:span> An extension for handling Cross-Origin Resource Sharing (CORS) in Flask applications.</text:p>
        </text:list-item>
        <text:list-item>
          <text:p text:style-name="P34"><text:span text:style-name="Strong_20_Emphasis">Azure Storage Blob:</text:span> A Python library for interacting with Azure Blob Storage.</text:p>
        </text:list-item>
        <text:list-item>
          <text:p text:style-name="P34"><text:span text:style-name="Strong_20_Emphasis">OpenAI:</text:span> A Python library for accessing OpenAI's APIs, including GPT-3.5.</text:p>
        </text:list-item>
        <text:list-item>
          <text:p text:style-name="P34"><text:span text:style-name="Strong_20_Emphasis">docx:</text:span> A Python library for reading and writing Microsoft Word (.docx) files.</text:p>
        </text:list-item>
        <text:list-item>
          <text:p text:style-name="P34"><text:span text:style-name="Strong_20_Emphasis">pandas:</text:span> A powerful data manipulation library for Python, used for reading Excel files (.xlsx).</text:p>
        </text:list-item>
        <text:list-item>
          <text:p text:style-name="P34"><text:span text:style-name="Strong_20_Emphasis">pptx:</text:span> A Python library for working with PowerPoint (.pptx) files.</text:p>
        </text:list-item>
        <text:list-item>
          <text:p text:style-name="P34"><text:span text:style-name="Strong_20_Emphasis">PyPDF2:</text:span> A Python library for working with PDF files.</text:p>
        </text:list-item>
        <text:list-item>
          <text:p text:style-name="P34"><text:span text:style-name="Strong_20_Emphasis">io:</text:span> A core Python module for handling input and output operations.</text:p>
        </text:list-item>
        <text:list-item>
          <text:p text:style-name="P34"><text:span text:style-name="Strong_20_Emphasis">logging:</text:span> A Python module for logging error messages and other information.</text:p>
        </text:list-item>
        <text:list-item>
          <text:p text:style-name="P34"><text:span text:style-name="Strong_20_Emphasis">jsonify:</text:span> A Flask function for creating JSON responses.</text:p>
        </text:list-item>
        <text:list-item>
          <text:p text:style-name="P34"><text:span text:style-name="Strong_20_Emphasis">request:</text:span> A Flask object for handling HTTP requests.</text:p>
        </text:list-item>
        <text:list-item>
          <text:p text:style-name="P17"><text:span text:style-name="Strong_20_Emphasis">io:</text:span> A Python core module for working with streams and byte data.</text:p>
        </text:list-item>
      </text:list>
      <text:p text:style-name="P22"/>
      <text:p text:style-name="P4"/>
      <text:p text:style-name="P4"/>
      <text:p text:style-name="P3">Approach 2 (BERT Method)</text:p>
      <text:p text:style-name="P3"/>
      <text:h text:style-name="P40" text:outline-level="4">1. Overview:</text:h>
      <text:p text:style-name="P5">The provided code implements a Flask API endpoint <text:span text:style-name="Source_20_Text">/bert_query</text:span> for handling user queries related to document analysis and retrieval. It utilizes Azure Blob Storage for storing documents and integrates with OpenAI's GPT-3.5 model for generating responses based on user queries. Additionally, it employs a fine-tuned BERT model for classifying queries and extracting relevant information from documents.</text:p>
      <text:h text:style-name="P41" text:outline-level="4">2. Components:</text:h>
      <text:list xml:id="list2419757169250145508" text:style-name="L17">
        <text:list-item>
          <text:p text:style-name="P18"><text:span text:style-name="Strong_20_Emphasis">Flask API Endpoint (</text:span><text:span text:style-name="Strong_20_Emphasis"><text:span text:style-name="Source_20_Text">/bert_query</text:span></text:span><text:span text:style-name="Strong_20_Emphasis">):</text:span></text:p>
          <text:list>
            <text:list-item>
              <text:p text:style-name="P35">This endpoint receives POST requests containing JSON data with a <text:span text:style-name="Source_20_Text">user_query</text:span> field.</text:p>
            </text:list-item>
            <text:list-item>
              <text:p text:style-name="P35">It processes the user query, determines if it is generic or document-specific, and <text:soft-page-break/>interacts with Azure Blob Storage to retrieve document content.</text:p>
            </text:list-item>
            <text:list-item>
              <text:p text:style-name="P35">Depending on the query type, it either sends the query and document content to OpenAI for response generation or performs generic operations such as summarization or listing document contents.</text:p>
            </text:list-item>
          </text:list>
        </text:list-item>
        <text:list-item>
          <text:p text:style-name="P18"><text:span text:style-name="Strong_20_Emphasis">Azure Blob Storage Integration:</text:span></text:p>
          <text:list>
            <text:list-item>
              <text:p text:style-name="P35">The code connects to Azure Blob Storage using the provided connection string (<text:span text:style-name="Source_20_Text">azure_storage_connection_string</text:span>).</text:p>
            </text:list-item>
            <text:list-item>
              <text:p text:style-name="P35">It retrieves document content stored in various formats (e.g., DOCX, XLSX, PDF) from the specified container (<text:span text:style-name="Source_20_Text">uploaded-documents</text:span>).</text:p>
            </text:list-item>
          </text:list>
        </text:list-item>
        <text:list-item>
          <text:p text:style-name="P18"><text:span text:style-name="Strong_20_Emphasis">OpenAI Integration:</text:span></text:p>
          <text:list>
            <text:list-item>
              <text:p text:style-name="P35">User queries are processed using OpenAI's GPT-3.5 model to generate responses based on the provided context.</text:p>
            </text:list-item>
            <text:list-item>
              <text:p text:style-name="P35">The code constructs message sequences and sends them to the OpenAI API, extracting the generated response for further processing.</text:p>
            </text:list-item>
          </text:list>
        </text:list-item>
        <text:list-item>
          <text:p text:style-name="P18"><text:span text:style-name="Strong_20_Emphasis">BERT Model for Query Classification:</text:span></text:p>
          <text:list>
            <text:list-item>
              <text:p text:style-name="P35">The code utilizes a fine-tuned BERT model for classifying user queries into relevant and non-relevant categories.</text:p>
            </text:list-item>
            <text:list-item>
              <text:p text:style-name="P35">This classification helps in determining whether a query is relevant to document content or requires a generic response.</text:p>
            </text:list-item>
          </text:list>
        </text:list-item>
        <text:list-item>
          <text:p text:style-name="P18"><text:span text:style-name="Strong_20_Emphasis">Data Preprocessing and Training:</text:span></text:p>
          <text:list>
            <text:list-item>
              <text:p text:style-name="P35">Data preprocessing involves downloading a dataset (<text:span text:style-name="Source_20_Text">training_set.csv</text:span>) from Azure Blob Storage, cleaning it, and splitting it into training and validation sets.</text:p>
            </text:list-item>
            <text:list-item>
              <text:p text:style-name="P35">A custom dataset class (<text:span text:style-name="Source_20_Text">CustomDataset</text:span>) is defined to handle text data and labels for BERT model training.</text:p>
            </text:list-item>
            <text:list-item>
              <text:p text:style-name="P35">The BERT model is initialized and fine-tuned using the training dataset, and the fine-tuned model is saved locally for inference.</text:p>
            </text:list-item>
          </text:list>
        </text:list-item>
        <text:list-item>
          <text:p text:style-name="P18"><text:span text:style-name="Strong_20_Emphasis">Document Content Extraction:</text:span></text:p>
          <text:list>
            <text:list-item>
              <text:p text:style-name="P35">Functions are defined to extract text content from various document formats using appropriate libraries such as PyPDF2, openpyxl, docx, etc.</text:p>
            </text:list-item>
            <text:list-item>
              <text:p text:style-name="P18">These functions retrieve document content from Azure Blob Storage and preprocess it for further analysis.</text:p>
            </text:list-item>
          </text:list>
        </text:list-item>
      </text:list>
      <text:h text:style-name="P41" text:outline-level="4">3. Approach:</text:h>
      <text:list xml:id="list8585582293858479658" text:style-name="L18">
        <text:list-item>
          <text:p text:style-name="P19"><text:span text:style-name="Strong_20_Emphasis">Request Handling:</text:span></text:p>
          <text:list>
            <text:list-item>
              <text:p text:style-name="P36">Upon receiving a POST request to <text:span text:style-name="Source_20_Text">/bert_query</text:span>, the Flask application retrieves JSON data containing the user query.</text:p>
            </text:list-item>
          </text:list>
        </text:list-item>
        <text:list-item>
          <text:p text:style-name="P19"><text:span text:style-name="Strong_20_Emphasis">Document Retrieval and Preprocessing:</text:span></text:p>
          <text:list>
            <text:list-item>
              <text:p text:style-name="P36">The code connects to Azure Blob Storage and retrieves document content stored in various formats.</text:p>
            </text:list-item>
            <text:list-item>
              <text:p text:style-name="P36">It preprocesses the document content, such as cleaning text data and splitting it into training and validation sets for BERT model training.</text:p>
            </text:list-item>
          </text:list>
        </text:list-item>
        <text:list-item>
          <text:p text:style-name="P19"><text:span text:style-name="Strong_20_Emphasis">BERT Model Training:</text:span></text:p>
          <text:list>
            <text:list-item>
              <text:p text:style-name="P36"><text:soft-page-break/>The BERT model is initialized and fine-tuned using the training dataset.</text:p>
            </text:list-item>
            <text:list-item>
              <text:p text:style-name="P36">Training parameters such as optimizer, learning rate, and number of epochs are defined, and the model is trained iteratively.</text:p>
            </text:list-item>
          </text:list>
        </text:list-item>
        <text:list-item>
          <text:p text:style-name="P19"><text:span text:style-name="Strong_20_Emphasis">Query Classification and Response Generation:</text:span></text:p>
          <text:list>
            <text:list-item>
              <text:p text:style-name="P36">User queries are classified using the fine-tuned BERT model to determine their relevance to document content.</text:p>
            </text:list-item>
            <text:list-item>
              <text:p text:style-name="P36">Relevant queries are sent to OpenAI for response generation, while generic queries are processed locally to provide appropriate responses.</text:p>
            </text:list-item>
          </text:list>
        </text:list-item>
        <text:list-item>
          <text:p text:style-name="P19"><text:span text:style-name="Strong_20_Emphasis">Error Handling and Logging:</text:span></text:p>
          <text:list>
            <text:list-item>
              <text:p text:style-name="P36">Error handling is implemented to catch exceptions during document retrieval, model training, and query processing.</text:p>
            </text:list-item>
            <text:list-item>
              <text:p text:style-name="P19">Errors are logged for debugging purposes, and appropriate error responses are returned to the client.</text:p>
            </text:list-item>
          </text:list>
        </text:list-item>
      </text:list>
      <text:h text:style-name="P41" text:outline-level="4">4. Considerations:</text:h>
      <text:list xml:id="list7005299877954377337" text:style-name="L19">
        <text:list-item>
          <text:p text:style-name="P20"><text:span text:style-name="Strong_20_Emphasis">Security:</text:span></text:p>
          <text:list>
            <text:list-item>
              <text:p text:style-name="P37">Ensure that sensitive information such as API keys, storage connection strings, and trained model paths are securely stored and not exposed in the source code or transmitted in plain text.</text:p>
            </text:list-item>
          </text:list>
        </text:list-item>
        <text:list-item>
          <text:p text:style-name="P20"><text:span text:style-name="Strong_20_Emphasis">Scalability:</text:span></text:p>
          <text:list>
            <text:list-item>
              <text:p text:style-name="P37">Consider scalability concerns, especially when dealing with large volumes of documents or concurrent user requests. Optimize document retrieval and processing mechanisms for better performance.</text:p>
            </text:list-item>
          </text:list>
        </text:list-item>
        <text:list-item>
          <text:p text:style-name="P20"><text:span text:style-name="Strong_20_Emphasis">Error Handling and Logging:</text:span></text:p>
          <text:list>
            <text:list-item>
              <text:p text:style-name="P37">Continuously monitor error logs to identify and address any issues promptly. Implement comprehensive error handling to provide meaningful error messages to clients.</text:p>
            </text:list-item>
          </text:list>
        </text:list-item>
        <text:list-item>
          <text:p text:style-name="P20"><text:span text:style-name="Strong_20_Emphasis">Model Tuning and Evaluation:</text:span></text:p>
          <text:list>
            <text:list-item>
              <text:p text:style-name="P37">Regularly evaluate the performance of the fine-tuned BERT model and OpenAI responses to ensure accuracy and relevance in generating responses to user queries.</text:p>
            </text:list-item>
          </text:list>
        </text:list-item>
        <text:list-item>
          <text:p text:style-name="P20"><text:span text:style-name="Strong_20_Emphasis">Documentation:</text:span></text:p>
          <text:list>
            <text:list-item>
              <text:p text:style-name="P20">Maintain detailed documentation for the API endpoints, including input/output formats, error responses, and usage guidelines.</text:p>
            </text:list-item>
          </text:list>
        </text:list-item>
      </text:list>
      <text:h text:style-name="P41" text:outline-level="4">5. Libraries / Dependencies:</text:h>
      <text:list xml:id="list7861683674792481400" text:style-name="L22">
        <text:list-item>
          <text:p text:style-name="P39"><text:span text:style-name="Strong_20_Emphasis">Flask</text:span>: A lightweight web application framework for Python.</text:p>
        </text:list-item>
        <text:list-item>
          <text:p text:style-name="P39"><text:span text:style-name="Strong_20_Emphasis">Flask-CORS</text:span>: An extension for handling Cross-Origin Resource Sharing (CORS) in Flask applications.</text:p>
        </text:list-item>
        <text:list-item>
          <text:p text:style-name="P39"><text:span text:style-name="Strong_20_Emphasis">PyPDF2</text:span>: A Python library for working with PDF files.</text:p>
        </text:list-item>
        <text:list-item>
          <text:p text:style-name="P39"><text:span text:style-name="Strong_20_Emphasis">openai</text:span>: OpenAI's official Python package for interacting with their APIs, including GPT-3.5.</text:p>
        </text:list-item>
        <text:list-item>
          <text:p text:style-name="P39"><text:span text:style-name="Strong_20_Emphasis">openpyxl</text:span>: A Python library for reading and writing Excel files.</text:p>
        </text:list-item>
        <text:list-item>
          <text:p text:style-name="P39"><text:soft-page-break/><text:span text:style-name="Strong_20_Emphasis">docx</text:span>: A Python library for reading and writing Microsoft Word (.docx) files.</text:p>
        </text:list-item>
        <text:list-item>
          <text:p text:style-name="P39"><text:span text:style-name="Strong_20_Emphasis">ezodf</text:span>: A Python library for working with OpenDocument Format (ODF) files.</text:p>
        </text:list-item>
        <text:list-item>
          <text:p text:style-name="P39"><text:span text:style-name="Strong_20_Emphasis">pandas</text:span>: A powerful data manipulation and analysis library for Python.</text:p>
        </text:list-item>
        <text:list-item>
          <text:p text:style-name="P39"><text:span text:style-name="Strong_20_Emphasis">torch</text:span>: The core PyTorch library for tensor computations and deep learning.</text:p>
        </text:list-item>
        <text:list-item>
          <text:p text:style-name="P39"><text:span text:style-name="Strong_20_Emphasis">transformers</text:span>: A library by Hugging Face for state-of-the-art Natural Language Processing (NLP) tasks, including pre-trained models like BERT.</text:p>
        </text:list-item>
        <text:list-item>
          <text:p text:style-name="P39"><text:span text:style-name="Strong_20_Emphasis">azure.storage.blob</text:span>: Microsoft Azure SDK for Python - Blob Storage client library.</text:p>
        </text:list-item>
        <text:list-item>
          <text:p text:style-name="P39"><text:span text:style-name="Strong_20_Emphasis">io</text:span>: Core Python module for handling input and output operations.</text:p>
        </text:list-item>
        <text:list-item>
          <text:p text:style-name="P39"><text:span text:style-name="Strong_20_Emphasis">os</text:span>: Core Python module for interacting with the operating system.</text:p>
        </text:list-item>
        <text:list-item>
          <text:p text:style-name="P39"><text:span text:style-name="Strong_20_Emphasis">io</text:span>: Core Python module for handling input and output operations.</text:p>
        </text:list-item>
        <text:list-item>
          <text:p text:style-name="P21"><text:span text:style-name="Strong_20_Emphasis">logging</text:span>: Python module for logging messages to files, streams, or other destinations.</text:p>
        </text:list-item>
      </text:list>
      <text:p text:style-name="P5"/>
      <text:p text:style-name="P5">These libraries provide a wide range of functionalities required for document processing, NLP tasks, web application development, and interaction with external services like Azure Blob Storage and OpenA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4M4S</meta:editing-duration>
    <meta:editing-cycles>3</meta:editing-cycles>
    <meta:generator>OpenOffice/4.1.15$Win32 OpenOffice.org_project/4115m2$Build-9813</meta:generator>
    <dc:date>2024-03-21T18:45:42.49</dc:date>
    <meta:document-statistic meta:table-count="0" meta:image-count="0" meta:object-count="0" meta:page-count="9" meta:paragraph-count="199" meta:word-count="2694" meta:character-count="17969"/>
    <dc:creator>Shivnarayan Vaidyanathan</dc:creator>
    <meta:user-defined meta:name="Info 1"/>
    <meta:user-defined meta:name="Info 2"/>
    <meta:user-defined meta:name="Info 3"/>
    <meta:user-defined meta:name="Info 4"/>
  </office:meta>
</office:document-meta>
</file>